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6000000D81E6D9209.svm" manifest:media-type=""/>
  <manifest:file-entry manifest:full-path="Pictures/20000001000001B0000000FAE79D00C8.svm" manifest:media-type=""/>
  <manifest:file-entry manifest:full-path="Pictures/20000001000001B4000000FA18E5D058.svm" manifest:media-type=""/>
  <manifest:file-entry manifest:full-path="Pictures/10000000000000200000002000309F1C.png" manifest:media-type="image/png"/>
  <manifest:file-entry manifest:full-path="Pictures/20000001000001E2000000FA80285BC8.svm" manifest:media-type=""/>
  <manifest:file-entry manifest:full-path="Pictures/20000001000001200000012D9D58F941.svm" manifest:media-type=""/>
  <manifest:file-entry manifest:full-path="Pictures/200000020000017F0000011B6BD775F2.eps" manifest:media-type=""/>
  <manifest:file-entry manifest:full-path="Pictures/2000000100000129000001317970CBFB.svm" manifest:media-type=""/>
  <manifest:file-entry manifest:full-path="Pictures/200000010000014F00000124900B1F79.svm" manifest:media-type=""/>
  <manifest:file-entry manifest:full-path="Pictures/200000010000012900000131237C09C1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1AB000000FA9E561430.svm" manifest:media-type=""/>
  <manifest:file-entry manifest:full-path="Pictures/200000010000012D000000D8F4A9CB9C.svm" manifest:media-type=""/>
  <manifest:file-entry manifest:full-path="Pictures/20000001000001DE000000FAEEBF83FD.svm" manifest:media-type=""/>
  <manifest:file-entry manifest:full-path="Pictures/20000001000001290000012D500BD35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4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8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+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d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d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98cm" svg:height="4.063cm" svg:x="3.468cm" svg:y="0.67cm">
          <draw:image xlink:href="Pictures/200000020000017F0000011B6BD775F2.eps" xlink:type="simple" xlink:show="embed" xlink:actuate="onLoad">
            <text:p/>
          </draw:image>
        </draw:frame>
        <draw:frame draw:style-name="gr2" draw:text-style-name="P1" draw:layer="layout" svg:width="0.349cm" svg:height="0.258cm" svg:x="8.97cm" svg:y="2.633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04cm" svg:height="0.299cm" svg:x="5.602cm" svg:y="0.562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511cm" svg:height="0.299cm" svg:x="5.602cm" svg:y="1.521cm">
          <draw:image xlink:href="Pictures/20000001000001AB000000FA9E561430.svm" xlink:type="simple" xlink:show="embed" xlink:actuate="onLoad">
            <text:p/>
          </draw:image>
        </draw:frame>
        <draw:frame draw:style-name="gr5" draw:text-style-name="P1" draw:layer="layout" svg:width="0.522cm" svg:height="0.299cm" svg:x="5.602cm" svg:y="2.502cm">
          <draw:image xlink:href="Pictures/20000001000001B4000000FA18E5D058.svm" xlink:type="simple" xlink:show="embed" xlink:actuate="onLoad">
            <text:p/>
          </draw:image>
        </draw:frame>
        <draw:frame draw:style-name="gr6" draw:text-style-name="P1" draw:layer="layout" svg:width="0.517cm" svg:height="0.299cm" svg:x="5.602cm" svg:y="3.417cm">
          <draw:image xlink:href="Pictures/20000001000001B0000000FAE79D00C8.svm" xlink:type="simple" xlink:show="embed" xlink:actuate="onLoad">
            <text:p/>
          </draw:image>
        </draw:frame>
        <draw:frame draw:style-name="gr7" draw:text-style-name="P1" draw:layer="layout" svg:width="0.572cm" svg:height="0.299cm" svg:x="3.943cm" svg:y="0.264cm">
          <draw:image xlink:href="Pictures/20000001000001DE000000FAEEBF83FD.svm" xlink:type="simple" xlink:show="embed" xlink:actuate="onLoad">
            <text:p/>
          </draw:image>
        </draw:frame>
        <draw:frame draw:style-name="gr8" draw:text-style-name="P1" draw:layer="layout" svg:width="0.577cm" svg:height="0.299cm" svg:x="2.992cm" svg:y="4.133cm">
          <draw:image xlink:href="Pictures/20000001000001E2000000FA80285BC8.svm" xlink:type="simple" xlink:show="embed" xlink:actuate="onLoad">
            <text:p/>
          </draw:image>
        </draw:frame>
        <draw:frame draw:style-name="gr9" draw:text-style-name="P1" draw:layer="layout" svg:width="0.355cm" svg:height="0.365cm" svg:x="4.603cm" svg:y="0.628cm">
          <draw:image xlink:href="Pictures/200000010000012900000131237C09C1.svm" xlink:type="simple" xlink:show="embed" xlink:actuate="onLoad">
            <text:p/>
          </draw:image>
        </draw:frame>
        <draw:frame draw:style-name="gr10" draw:text-style-name="P1" draw:layer="layout" svg:width="0.355cm" svg:height="0.365cm" svg:x="4.603cm" svg:y="3.451cm">
          <draw:image xlink:href="Pictures/2000000100000129000001317970CBFB.svm" xlink:type="simple" xlink:show="embed" xlink:actuate="onLoad">
            <text:p/>
          </draw:image>
        </draw:frame>
        <draw:frame draw:style-name="gr11" draw:text-style-name="P1" draw:layer="layout" svg:width="0.344cm" svg:height="0.36cm" svg:x="4.603cm" svg:y="2.524cm">
          <draw:image xlink:href="Pictures/20000001000001200000012D9D58F941.svm" xlink:type="simple" xlink:show="embed" xlink:actuate="onLoad">
            <text:p/>
          </draw:image>
        </draw:frame>
        <draw:frame draw:style-name="gr12" draw:text-style-name="P1" draw:layer="layout" svg:width="0.355cm" svg:height="0.36cm" svg:x="4.603cm" svg:y="1.576cm">
          <draw:image xlink:href="Pictures/20000001000001290000012D500BD358.svm" xlink:type="simple" xlink:show="embed" xlink:actuate="onLoad">
            <text:p/>
          </draw:image>
        </draw:frame>
        <draw:frame draw:style-name="gr13" draw:text-style-name="P1" draw:layer="layout" svg:width="0.3cm" svg:height="0.215cm" svg:x="6.922cm" svg:y="2.71cm">
          <draw:image xlink:href="Pictures/200000010000012D000000D8F4A9CB9C.svm" xlink:type="simple" xlink:show="embed" xlink:actuate="onLoad">
            <text:p/>
          </draw:image>
        </draw:frame>
        <draw:frame draw:style-name="gr14" draw:text-style-name="P1" draw:layer="layout" svg:width="0.325cm" svg:height="0.215cm" svg:x="6.856cm" svg:y="2.269cm">
          <draw:image xlink:href="Pictures/2000000100000146000000D81E6D9209.svm" xlink:type="simple" xlink:show="embed" xlink:actuate="onLoad">
            <text:p/>
          </draw:image>
        </draw:frame>
        <draw:frame draw:style-name="gr15" draw:text-style-name="P1" draw:layer="layout" svg:width="0.401cm" svg:height="0.349cm" svg:x="7.647cm" svg:y="1.16cm">
          <draw:image xlink:href="Pictures/200000010000014F00000124900B1F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8T14:52:35</meta:creation-date>
    <meta:editing-duration>PT30M11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28T15:22:45</dc:date>
    <dc:creator>kkk </dc:creator>
    <meta:document-statistic meta:object-count="15"/>
    <meta:template xlink:type="simple" xlink:actuate="onRequest" xlink:title="kkkFigures" xlink:href="../../../../.libreoffice/3/user/template/kkkFigures.otg" meta:date="2014-03-28T14:52:35"/>
  </office:meta>
</office:document-meta>
</file>